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2"/>
    <style:style style:name="ce4" style:family="table-cell" style:parent-style-name="Default" style:data-style-name="N4"/>
    <style:style style:name="ce8" style:family="table-cell" style:parent-style-name="Default" style:data-style-name="N10"/>
    <style:style style:name="ce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12" table:default-cell-style-name="ce4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Instance Type</text:p>
          </table:table-cell>
          <table:table-cell table:style-name="ce1"/>
          <table:table-cell table:style-name="ce1" office:value-type="string" calcext:value-type="string">
            <text:p>On demand</text:p>
          </table:table-cell>
          <table:table-cell table:style-name="ce1" office:value-type="string" calcext:value-type="string" table:number-columns-spanned="3" table:number-rows-spanned="1">
            <text:p>Reserved Instances 1 year standard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-3 years standard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 year convertibl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-3 years convertible</text:p>
          </table:table-cell>
          <table:covered-table-cell table:number-columns-repeated="2" table:style-name="ce1"/>
          <table:table-cell table:style-name="ce2" table:number-columns-repeated="997"/>
        </table:table-row>
        <table:table-row table:style-name="ro1">
          <table:table-cell table:style-name="ce1"/>
          <table:table-cell table:style-name="ce3" table:number-columns-repeated="8"/>
          <table:table-cell table:style-name="Default" table:number-columns-repeated="6"/>
          <table:table-cell table:number-columns-repeated="997"/>
        </table:table-row>
        <table:table-row table:style-name="ro1">
          <table:table-cell table:style-name="ce1" office:value-type="string" calcext:value-type="string">
            <text:p>EC2</text:p>
          </table:table-cell>
          <table:table-cell table:style-name="ce3" table:number-columns-repeated="8"/>
          <table:table-cell table:style-name="Default" table:number-columns-repeated="6"/>
          <table:table-cell table:number-columns-repeated="997"/>
        </table:table-row>
        <table:table-row table:style-name="ro1">
          <table:table-cell table:style-name="ce1"/>
          <table:table-cell table:style-name="ce3" table:number-columns-repeated="8"/>
          <table:table-cell table:style-name="Default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t3.medium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16" office:value-type="float" office:value="0.0472" calcext:value-type="float">
            <text:p>0.0472</text:p>
          </table:table-cell>
          <table:table-cell table:style-name="ce16" office:value-type="float" office:value="0.03" calcext:value-type="float">
            <text:p>0.0300</text:p>
          </table:table-cell>
          <table:table-cell table:style-name="ce16" office:value-type="float" office:value="0.014" calcext:value-type="float">
            <text:p>0.014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2" calcext:value-type="float">
            <text:p>0.0200</text:p>
          </table:table-cell>
          <table:table-cell table:style-name="ce16" office:value-type="float" office:value="0.009" calcext:value-type="float">
            <text:p>0.009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38" calcext:value-type="float">
            <text:p>0.0380</text:p>
          </table:table-cell>
          <table:table-cell table:style-name="ce16" office:value-type="float" office:value="0.018" calcext:value-type="float">
            <text:p>0.018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28" calcext:value-type="float">
            <text:p>0.0280</text:p>
          </table:table-cell>
          <table:table-cell table:style-name="ce16" office:value-type="float" office:value="0.013" calcext:value-type="float">
            <text:p>0.013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4" calcext:value-type="float">
            <text:p>124.00</text:p>
          </table:table-cell>
          <table:table-cell office:value-type="float" office:value="243" calcext:value-type="float">
            <text:p>243.00</text:p>
          </table:table-cell>
          <table:table-cell office:value-type="float" office:value="0" calcext:value-type="float">
            <text:p>0.00</text:p>
          </table:table-cell>
          <table:table-cell office:value-type="float" office:value="248" calcext:value-type="float">
            <text:p>248.00</text:p>
          </table:table-cell>
          <table:table-cell office:value-type="float" office:value="466" calcext:value-type="float">
            <text:p>466.00</text:p>
          </table:table-cell>
          <table:table-cell office:value-type="float" office:value="0" calcext:value-type="float">
            <text:p>0.00</text:p>
          </table:table-cell>
          <table:table-cell office:value-type="float" office:value="160" calcext:value-type="float">
            <text:p>160.00</text:p>
          </table:table-cell>
          <table:table-cell office:value-type="float" office:value="313" calcext:value-type="float">
            <text:p>313.00</text:p>
          </table:table-cell>
          <table:table-cell office:value-type="float" office:value="0" calcext:value-type="float">
            <text:p>0.00</text:p>
          </table:table-cell>
          <table:table-cell office:value-type="float" office:value="336" calcext:value-type="float">
            <text:p>336.00</text:p>
          </table:table-cell>
          <table:table-cell office:value-type="float" office:value="658" calcext:value-type="float">
            <text:p>658.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6]*8760+[.C7]" office:value-type="float" office:value="413.472" calcext:value-type="float">
            <text:p>413.47</text:p>
          </table:table-cell>
          <table:table-cell table:formula="of:=[.D6]*8760+[.D7]" office:value-type="float" office:value="262.8" calcext:value-type="float">
            <text:p>262.80</text:p>
          </table:table-cell>
          <table:table-cell table:formula="of:=[.E6]*8760+[.E7]" office:value-type="float" office:value="246.64" calcext:value-type="float">
            <text:p>246.64</text:p>
          </table:table-cell>
          <table:table-cell table:formula="of:=[.F6]*8760+[.F7]" office:value-type="float" office:value="243" calcext:value-type="float">
            <text:p>243.00</text:p>
          </table:table-cell>
          <table:table-cell table:formula="of:=[.G6]*8760+[.G7]" office:value-type="float" office:value="175.2" calcext:value-type="float">
            <text:p>175.20</text:p>
          </table:table-cell>
          <table:table-cell table:formula="of:=[.H6]*8760+[.H7]/3" office:value-type="float" office:value="161.506666666667" calcext:value-type="float">
            <text:p>161.51</text:p>
          </table:table-cell>
          <table:table-cell table:formula="of:=[.I6]*8760+[.I7]/3" office:value-type="float" office:value="155.333333333333" calcext:value-type="float">
            <text:p>155.33</text:p>
          </table:table-cell>
          <table:table-cell table:formula="of:=[.J6]*8760+[.J7]" office:value-type="float" office:value="332.88" calcext:value-type="float">
            <text:p>332.88</text:p>
          </table:table-cell>
          <table:table-cell table:formula="of:=[.K6]*8760+[.K7]" office:value-type="float" office:value="317.68" calcext:value-type="float">
            <text:p>317.68</text:p>
          </table:table-cell>
          <table:table-cell table:formula="of:=[.L6]*8760+[.L7]" office:value-type="float" office:value="313" calcext:value-type="float">
            <text:p>313.00</text:p>
          </table:table-cell>
          <table:table-cell table:formula="of:=[.M6]*8760+[.M7]/3" office:value-type="float" office:value="245.28" calcext:value-type="float">
            <text:p>245.28</text:p>
          </table:table-cell>
          <table:table-cell table:formula="of:=[.N6]*8760+[.N7]/3" office:value-type="float" office:value="225.88" calcext:value-type="float">
            <text:p>225.88</text:p>
          </table:table-cell>
          <table:table-cell table:formula="of:=[.O6]*8760+[.O7]/3" office:value-type="float" office:value="219.333333333333" calcext:value-type="float">
            <text:p>219.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8]-[.D8]" office:value-type="float" office:value="150.672" calcext:value-type="float">
            <text:p>150.67</text:p>
          </table:table-cell>
          <table:table-cell table:formula="of:=[.C8]-[.E8]" office:value-type="float" office:value="166.832" calcext:value-type="float">
            <text:p>166.83</text:p>
          </table:table-cell>
          <table:table-cell table:formula="of:=[.C8]-[.F8]" office:value-type="float" office:value="170.472" calcext:value-type="float">
            <text:p>170.47</text:p>
          </table:table-cell>
          <table:table-cell table:formula="of:=[.C8]-[.G8]" office:value-type="float" office:value="238.272" calcext:value-type="float">
            <text:p>238.27</text:p>
          </table:table-cell>
          <table:table-cell table:formula="of:=[.C8]-[.H8]" office:value-type="float" office:value="251.965333333333" calcext:value-type="float">
            <text:p>251.97</text:p>
          </table:table-cell>
          <table:table-cell table:formula="of:=[.C8]-[.I8]" office:value-type="float" office:value="258.138666666667" calcext:value-type="float">
            <text:p>258.14</text:p>
          </table:table-cell>
          <table:table-cell table:formula="of:=[.C8]-[.J8]" office:value-type="float" office:value="80.592" calcext:value-type="float">
            <text:p>80.59</text:p>
          </table:table-cell>
          <table:table-cell table:formula="of:=[.C8]-[.K8]" office:value-type="float" office:value="95.792" calcext:value-type="float">
            <text:p>95.79</text:p>
          </table:table-cell>
          <table:table-cell table:formula="of:=[.C8]-[.L8]" office:value-type="float" office:value="100.472" calcext:value-type="float">
            <text:p>100.47</text:p>
          </table:table-cell>
          <table:table-cell table:formula="of:=[.C8]-[.M8]" office:value-type="float" office:value="168.192" calcext:value-type="float">
            <text:p>168.19</text:p>
          </table:table-cell>
          <table:table-cell table:formula="of:=[.C8]-[.N8]" office:value-type="float" office:value="187.592" calcext:value-type="float">
            <text:p>187.59</text:p>
          </table:table-cell>
          <table:table-cell table:formula="of:=[.C8]-[.O8]" office:value-type="float" office:value="194.138666666667" calcext:value-type="float">
            <text:p>194.1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9]/[.C8])" office:value-type="percentage" office:value="0.364406779661017" calcext:value-type="percentage">
            <text:p>36%</text:p>
          </table:table-cell>
          <table:table-cell table:style-name="ce8" table:formula="of:=100%*([.E9]/[.C8])" office:value-type="percentage" office:value="0.40349044191626" calcext:value-type="percentage">
            <text:p>40%</text:p>
          </table:table-cell>
          <table:table-cell table:style-name="ce8" table:formula="of:=100%*([.F9]/[.C8])" office:value-type="percentage" office:value="0.412293940097516" calcext:value-type="percentage">
            <text:p>41%</text:p>
          </table:table-cell>
          <table:table-cell table:style-name="ce8" table:formula="of:=100%*([.G9]/[.C8])" office:value-type="percentage" office:value="0.576271186440678" calcext:value-type="percentage">
            <text:p>58%</text:p>
          </table:table-cell>
          <table:table-cell table:style-name="ce8" table:formula="of:=100%*([.H9]/[.C8])" office:value-type="percentage" office:value="0.609389108170162" calcext:value-type="percentage">
            <text:p>61%</text:p>
          </table:table-cell>
          <table:table-cell table:style-name="ce8" table:formula="of:=100%*([.I9]/[.C8])" office:value-type="percentage" office:value="0.624319583107603" calcext:value-type="percentage">
            <text:p>62%</text:p>
          </table:table-cell>
          <table:table-cell table:style-name="ce8" table:formula="of:=100%*([.J9]/[.C8])" office:value-type="percentage" office:value="0.194915254237288" calcext:value-type="percentage">
            <text:p>19%</text:p>
          </table:table-cell>
          <table:table-cell table:style-name="ce8" table:formula="of:=100%*([.K9]/[.C8])" office:value-type="percentage" office:value="0.231677114774398" calcext:value-type="percentage">
            <text:p>23%</text:p>
          </table:table-cell>
          <table:table-cell table:style-name="ce8" table:formula="of:=100%*([.L9]/[.C8])" office:value-type="percentage" office:value="0.242995898150298" calcext:value-type="percentage">
            <text:p>24%</text:p>
          </table:table-cell>
          <table:table-cell table:style-name="ce8" table:formula="of:=100%*([.M9]/[.C8])" office:value-type="percentage" office:value="0.406779661016949" calcext:value-type="percentage">
            <text:p>41%</text:p>
          </table:table-cell>
          <table:table-cell table:style-name="ce8" table:formula="of:=100%*([.N9]/[.C8])" office:value-type="percentage" office:value="0.453699404070892" calcext:value-type="percentage">
            <text:p>45%</text:p>
          </table:table-cell>
          <table:table-cell table:style-name="ce8" table:formula="of:=100%*([.O9]/[.C8])" office:value-type="percentage" office:value="0.469532801898718" calcext:value-type="percentage">
            <text:p>47%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3" table:number-columns-repeated="8"/>
          <table:table-cell table:style-name="Default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t3.small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16" office:value-type="float" office:value="0.0236" calcext:value-type="float">
            <text:p>0.0236</text:p>
          </table:table-cell>
          <table:table-cell table:style-name="ce16" office:value-type="float" office:value="0.015" calcext:value-type="float">
            <text:p>0.0150</text:p>
          </table:table-cell>
          <table:table-cell table:style-name="ce16" office:value-type="float" office:value="0.007" calcext:value-type="float">
            <text:p>0.007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1" calcext:value-type="float">
            <text:p>0.0100</text:p>
          </table:table-cell>
          <table:table-cell table:style-name="ce16" office:value-type="float" office:value="0.005" calcext:value-type="float">
            <text:p>0.005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19" calcext:value-type="float">
            <text:p>0.0190</text:p>
          </table:table-cell>
          <table:table-cell table:style-name="ce16" office:value-type="float" office:value="0.009" calcext:value-type="float">
            <text:p>0.009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14" calcext:value-type="float">
            <text:p>0.0140</text:p>
          </table:table-cell>
          <table:table-cell table:style-name="ce16" office:value-type="float" office:value="0.006" calcext:value-type="float">
            <text:p>0.006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2" calcext:value-type="float">
            <text:p>62.00</text:p>
          </table:table-cell>
          <table:table-cell office:value-type="float" office:value="122" calcext:value-type="float">
            <text:p>122.00</text:p>
          </table:table-cell>
          <table:table-cell office:value-type="float" office:value="0" calcext:value-type="float">
            <text:p>0.00</text:p>
          </table:table-cell>
          <table:table-cell office:value-type="float" office:value="124" calcext:value-type="float">
            <text:p>124.00</text:p>
          </table:table-cell>
          <table:table-cell office:value-type="float" office:value="233" calcext:value-type="float">
            <text:p>233.00</text:p>
          </table:table-cell>
          <table:table-cell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  <table:table-cell office:value-type="float" office:value="157" calcext:value-type="float">
            <text:p>157.00</text:p>
          </table:table-cell>
          <table:table-cell office:value-type="float" office:value="0" calcext:value-type="float">
            <text:p>0.00</text:p>
          </table:table-cell>
          <table:table-cell office:value-type="float" office:value="168" calcext:value-type="float">
            <text:p>168.00</text:p>
          </table:table-cell>
          <table:table-cell office:value-type="float" office:value="329" calcext:value-type="float">
            <text:p>329.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13]*8760+[.C14]" office:value-type="float" office:value="206.736" calcext:value-type="float">
            <text:p>206.74</text:p>
          </table:table-cell>
          <table:table-cell table:formula="of:=[.D13]*8760+[.D14]" office:value-type="float" office:value="131.4" calcext:value-type="float">
            <text:p>131.40</text:p>
          </table:table-cell>
          <table:table-cell table:formula="of:=[.E13]*8760+[.E14]" office:value-type="float" office:value="123.32" calcext:value-type="float">
            <text:p>123.32</text:p>
          </table:table-cell>
          <table:table-cell table:formula="of:=[.F13]*8760+[.F14]" office:value-type="float" office:value="122" calcext:value-type="float">
            <text:p>122.00</text:p>
          </table:table-cell>
          <table:table-cell table:formula="of:=[.G13]*8760+[.G14]" office:value-type="float" office:value="87.6" calcext:value-type="float">
            <text:p>87.60</text:p>
          </table:table-cell>
          <table:table-cell table:formula="of:=[.H13]*8760+[.H14]/3" office:value-type="float" office:value="85.1333333333333" calcext:value-type="float">
            <text:p>85.13</text:p>
          </table:table-cell>
          <table:table-cell table:formula="of:=[.I13]*8760+[.I14]/3" office:value-type="float" office:value="77.6666666666667" calcext:value-type="float">
            <text:p>77.67</text:p>
          </table:table-cell>
          <table:table-cell table:formula="of:=[.J13]*8760+[.J14]" office:value-type="float" office:value="166.44" calcext:value-type="float">
            <text:p>166.44</text:p>
          </table:table-cell>
          <table:table-cell table:formula="of:=[.K13]*8760+[.K14]" office:value-type="float" office:value="158.84" calcext:value-type="float">
            <text:p>158.84</text:p>
          </table:table-cell>
          <table:table-cell table:formula="of:=[.L13]*8760+[.L14]" office:value-type="float" office:value="157" calcext:value-type="float">
            <text:p>157.00</text:p>
          </table:table-cell>
          <table:table-cell table:formula="of:=[.M13]*8760+[.M14]/3" office:value-type="float" office:value="122.64" calcext:value-type="float">
            <text:p>122.64</text:p>
          </table:table-cell>
          <table:table-cell table:formula="of:=[.N13]*8760+[.N14]/3" office:value-type="float" office:value="108.56" calcext:value-type="float">
            <text:p>108.56</text:p>
          </table:table-cell>
          <table:table-cell table:formula="of:=[.O13]*8760+[.O14]/3" office:value-type="float" office:value="109.666666666667" calcext:value-type="float">
            <text:p>109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15]-[.D15]" office:value-type="float" office:value="75.336" calcext:value-type="float">
            <text:p>75.34</text:p>
          </table:table-cell>
          <table:table-cell table:formula="of:=[.C15]-[.E15]" office:value-type="float" office:value="83.416" calcext:value-type="float">
            <text:p>83.42</text:p>
          </table:table-cell>
          <table:table-cell table:formula="of:=[.C15]-[.F15]" office:value-type="float" office:value="84.736" calcext:value-type="float">
            <text:p>84.74</text:p>
          </table:table-cell>
          <table:table-cell table:formula="of:=[.C15]-[.G15]" office:value-type="float" office:value="119.136" calcext:value-type="float">
            <text:p>119.14</text:p>
          </table:table-cell>
          <table:table-cell table:formula="of:=[.C15]-[.H15]" office:value-type="float" office:value="121.602666666667" calcext:value-type="float">
            <text:p>121.60</text:p>
          </table:table-cell>
          <table:table-cell table:formula="of:=[.C15]-[.I15]" office:value-type="float" office:value="129.069333333333" calcext:value-type="float">
            <text:p>129.07</text:p>
          </table:table-cell>
          <table:table-cell table:formula="of:=[.C15]-[.J15]" office:value-type="float" office:value="40.296" calcext:value-type="float">
            <text:p>40.30</text:p>
          </table:table-cell>
          <table:table-cell table:formula="of:=[.C15]-[.K15]" office:value-type="float" office:value="47.896" calcext:value-type="float">
            <text:p>47.90</text:p>
          </table:table-cell>
          <table:table-cell table:formula="of:=[.C15]-[.L15]" office:value-type="float" office:value="49.736" calcext:value-type="float">
            <text:p>49.74</text:p>
          </table:table-cell>
          <table:table-cell table:formula="of:=[.C15]-[.M15]" office:value-type="float" office:value="84.096" calcext:value-type="float">
            <text:p>84.10</text:p>
          </table:table-cell>
          <table:table-cell table:formula="of:=[.C15]-[.N15]" office:value-type="float" office:value="98.176" calcext:value-type="float">
            <text:p>98.18</text:p>
          </table:table-cell>
          <table:table-cell table:formula="of:=[.C15]-[.O15]" office:value-type="float" office:value="97.0693333333333" calcext:value-type="float">
            <text:p>97.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16]/[.C15])" office:value-type="percentage" office:value="0.364406779661017" calcext:value-type="percentage">
            <text:p>36%</text:p>
          </table:table-cell>
          <table:table-cell table:style-name="ce8" table:formula="of:=100%*([.E16]/[.C15])" office:value-type="percentage" office:value="0.40349044191626" calcext:value-type="percentage">
            <text:p>40%</text:p>
          </table:table-cell>
          <table:table-cell table:style-name="ce8" table:formula="of:=100%*([.F16]/[.C15])" office:value-type="percentage" office:value="0.409875396641127" calcext:value-type="percentage">
            <text:p>41%</text:p>
          </table:table-cell>
          <table:table-cell table:style-name="ce8" table:formula="of:=100%*([.G16]/[.C15])" office:value-type="percentage" office:value="0.576271186440678" calcext:value-type="percentage">
            <text:p>58%</text:p>
          </table:table-cell>
          <table:table-cell table:style-name="ce8" table:formula="of:=100%*([.H16]/[.C15])" office:value-type="percentage" office:value="0.588202667492196" calcext:value-type="percentage">
            <text:p>59%</text:p>
          </table:table-cell>
          <table:table-cell table:style-name="ce8" table:formula="of:=100%*([.I16]/[.C15])" office:value-type="percentage" office:value="0.624319583107603" calcext:value-type="percentage">
            <text:p>62%</text:p>
          </table:table-cell>
          <table:table-cell table:style-name="ce8" table:formula="of:=100%*([.J16]/[.C15])" office:value-type="percentage" office:value="0.194915254237288" calcext:value-type="percentage">
            <text:p>19%</text:p>
          </table:table-cell>
          <table:table-cell table:style-name="ce8" table:formula="of:=100%*([.K16]/[.C15])" office:value-type="percentage" office:value="0.231677114774398" calcext:value-type="percentage">
            <text:p>23%</text:p>
          </table:table-cell>
          <table:table-cell table:style-name="ce8" table:formula="of:=100%*([.L16]/[.C15])" office:value-type="percentage" office:value="0.240577354693909" calcext:value-type="percentage">
            <text:p>24%</text:p>
          </table:table-cell>
          <table:table-cell table:style-name="ce8" table:formula="of:=100%*([.M16]/[.C15])" office:value-type="percentage" office:value="0.406779661016949" calcext:value-type="percentage">
            <text:p>41%</text:p>
          </table:table-cell>
          <table:table-cell table:style-name="ce8" table:formula="of:=100%*([.N16]/[.C15])" office:value-type="percentage" office:value="0.474885844748858" calcext:value-type="percentage">
            <text:p>47%</text:p>
          </table:table-cell>
          <table:table-cell table:style-name="ce8" table:formula="of:=100%*([.O16]/[.C15])" office:value-type="percentage" office:value="0.469532801898718" calcext:value-type="percentage">
            <text:p>47%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3" table:number-columns-repeated="8"/>
          <table:table-cell table:style-name="Default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t2.medium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16" office:value-type="float" office:value="0.052" calcext:value-type="float">
            <text:p>0.0520</text:p>
          </table:table-cell>
          <table:table-cell table:style-name="ce16" office:value-type="float" office:value="0.036" calcext:value-type="float">
            <text:p>0.0360</text:p>
          </table:table-cell>
          <table:table-cell table:style-name="ce16" office:value-type="float" office:value="0.018" calcext:value-type="float">
            <text:p>0.018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27" calcext:value-type="float">
            <text:p>0.0270</text:p>
          </table:table-cell>
          <table:table-cell table:style-name="ce16" office:value-type="float" office:value="0.012" calcext:value-type="float">
            <text:p>0.012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42" calcext:value-type="float">
            <text:p>0.0420</text:p>
          </table:table-cell>
          <table:table-cell table:style-name="ce16" office:value-type="float" office:value="0.02" calcext:value-type="float">
            <text:p>0.020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31" calcext:value-type="float">
            <text:p>0.0310</text:p>
          </table:table-cell>
          <table:table-cell table:style-name="ce16" office:value-type="float" office:value="0.014" calcext:value-type="float">
            <text:p>0.014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54" calcext:value-type="float">
            <text:p>154.00</text:p>
          </table:table-cell>
          <table:table-cell office:value-type="float" office:value="301" calcext:value-type="float">
            <text:p>301.00</text:p>
          </table:table-cell>
          <table:table-cell office:value-type="float" office:value="0" calcext:value-type="float">
            <text:p>0.00</text:p>
          </table:table-cell>
          <table:table-cell office:value-type="float" office:value="327" calcext:value-type="float">
            <text:p>327.00</text:p>
          </table:table-cell>
          <table:table-cell office:value-type="float" office:value="613" calcext:value-type="float">
            <text:p>613.00</text:p>
          </table:table-cell>
          <table:table-cell office:value-type="float" office:value="0" calcext:value-type="float">
            <text:p>0.00</text:p>
          </table:table-cell>
          <table:table-cell office:value-type="float" office:value="154" calcext:value-type="float">
            <text:p>154.00</text:p>
          </table:table-cell>
          <table:table-cell office:value-type="float" office:value="301" calcext:value-type="float">
            <text:p>301.00</text:p>
          </table:table-cell>
          <table:table-cell office:value-type="float" office:value="0" calcext:value-type="float">
            <text:p>0.00</text:p>
          </table:table-cell>
          <table:table-cell office:value-type="float" office:value="375" calcext:value-type="float">
            <text:p>375.00</text:p>
          </table:table-cell>
          <table:table-cell office:value-type="float" office:value="613" calcext:value-type="float">
            <text:p>613.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20]*8760+[.C21]" office:value-type="float" office:value="455.52" calcext:value-type="float">
            <text:p>455.52</text:p>
          </table:table-cell>
          <table:table-cell table:formula="of:=[.D20]*8760+[.D21]" office:value-type="float" office:value="315.36" calcext:value-type="float">
            <text:p>315.36</text:p>
          </table:table-cell>
          <table:table-cell table:formula="of:=[.E20]*8760+[.E21]" office:value-type="float" office:value="311.68" calcext:value-type="float">
            <text:p>311.68</text:p>
          </table:table-cell>
          <table:table-cell table:formula="of:=[.F20]*8760+[.F21]" office:value-type="float" office:value="301" calcext:value-type="float">
            <text:p>301.00</text:p>
          </table:table-cell>
          <table:table-cell table:formula="of:=[.G20]*8760+[.G21]" office:value-type="float" office:value="236.52" calcext:value-type="float">
            <text:p>236.52</text:p>
          </table:table-cell>
          <table:table-cell table:formula="of:=[.H20]*8760+[.H21]/3" office:value-type="float" office:value="214.12" calcext:value-type="float">
            <text:p>214.12</text:p>
          </table:table-cell>
          <table:table-cell table:formula="of:=[.I20]*8760+[.I21]/3" office:value-type="float" office:value="204.333333333333" calcext:value-type="float">
            <text:p>204.33</text:p>
          </table:table-cell>
          <table:table-cell table:formula="of:=[.J20]*8760+[.J21]" office:value-type="float" office:value="367.92" calcext:value-type="float">
            <text:p>367.92</text:p>
          </table:table-cell>
          <table:table-cell table:formula="of:=[.K20]*8760+[.K21]" office:value-type="float" office:value="329.2" calcext:value-type="float">
            <text:p>329.20</text:p>
          </table:table-cell>
          <table:table-cell table:formula="of:=[.L20]*8760+[.L21]" office:value-type="float" office:value="301" calcext:value-type="float">
            <text:p>301.00</text:p>
          </table:table-cell>
          <table:table-cell table:formula="of:=[.M20]*8760+[.M21]/3" office:value-type="float" office:value="271.56" calcext:value-type="float">
            <text:p>271.56</text:p>
          </table:table-cell>
          <table:table-cell table:formula="of:=[.N20]*8760+[.N21]/3" office:value-type="float" office:value="247.64" calcext:value-type="float">
            <text:p>247.64</text:p>
          </table:table-cell>
          <table:table-cell table:formula="of:=[.O20]*8760+[.O21]/3" office:value-type="float" office:value="204.333333333333" calcext:value-type="float">
            <text:p>204.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22]-[.D22]" office:value-type="float" office:value="140.16" calcext:value-type="float">
            <text:p>140.16</text:p>
          </table:table-cell>
          <table:table-cell table:formula="of:=[.C22]-[.E22]" office:value-type="float" office:value="143.84" calcext:value-type="float">
            <text:p>143.84</text:p>
          </table:table-cell>
          <table:table-cell table:formula="of:=[.C22]-[.F22]" office:value-type="float" office:value="154.52" calcext:value-type="float">
            <text:p>154.52</text:p>
          </table:table-cell>
          <table:table-cell table:formula="of:=[.C22]-[.G22]" office:value-type="float" office:value="219" calcext:value-type="float">
            <text:p>219.00</text:p>
          </table:table-cell>
          <table:table-cell table:formula="of:=[.C22]-[.H22]" office:value-type="float" office:value="241.4" calcext:value-type="float">
            <text:p>241.40</text:p>
          </table:table-cell>
          <table:table-cell table:formula="of:=[.C22]-[.I22]" office:value-type="float" office:value="251.186666666667" calcext:value-type="float">
            <text:p>251.19</text:p>
          </table:table-cell>
          <table:table-cell table:formula="of:=[.C22]-[.J22]" office:value-type="float" office:value="87.6" calcext:value-type="float">
            <text:p>87.60</text:p>
          </table:table-cell>
          <table:table-cell table:formula="of:=[.C22]-[.K22]" office:value-type="float" office:value="126.32" calcext:value-type="float">
            <text:p>126.32</text:p>
          </table:table-cell>
          <table:table-cell table:formula="of:=[.C22]-[.L22]" office:value-type="float" office:value="154.52" calcext:value-type="float">
            <text:p>154.52</text:p>
          </table:table-cell>
          <table:table-cell table:formula="of:=[.C22]-[.M22]" office:value-type="float" office:value="183.96" calcext:value-type="float">
            <text:p>183.96</text:p>
          </table:table-cell>
          <table:table-cell table:formula="of:=[.C22]-[.N22]" office:value-type="float" office:value="207.88" calcext:value-type="float">
            <text:p>207.88</text:p>
          </table:table-cell>
          <table:table-cell table:formula="of:=[.C22]-[.O22]" office:value-type="float" office:value="251.186666666667" calcext:value-type="float">
            <text:p>251.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23]/[.C22])" office:value-type="percentage" office:value="0.307692307692308" calcext:value-type="percentage">
            <text:p>31%</text:p>
          </table:table-cell>
          <table:table-cell table:style-name="ce8" table:formula="of:=100%*([.E23]/[.C22])" office:value-type="percentage" office:value="0.315770987003864" calcext:value-type="percentage">
            <text:p>32%</text:p>
          </table:table-cell>
          <table:table-cell table:style-name="ce8" table:formula="of:=100%*([.F23]/[.C22])" office:value-type="percentage" office:value="0.339216719353706" calcext:value-type="percentage">
            <text:p>34%</text:p>
          </table:table-cell>
          <table:table-cell table:style-name="ce8" table:formula="of:=100%*([.G23]/[.C22])" office:value-type="percentage" office:value="0.480769230769231" calcext:value-type="percentage">
            <text:p>48%</text:p>
          </table:table-cell>
          <table:table-cell table:style-name="ce8" table:formula="of:=100%*([.H23]/[.C22])" office:value-type="percentage" office:value="0.529943800491746" calcext:value-type="percentage">
            <text:p>53%</text:p>
          </table:table-cell>
          <table:table-cell table:style-name="ce8" table:formula="of:=100%*([.I23]/[.C22])" office:value-type="percentage" office:value="0.551428404168131" calcext:value-type="percentage">
            <text:p>55%</text:p>
          </table:table-cell>
          <table:table-cell table:style-name="ce8" table:formula="of:=100%*([.J23]/[.C22])" office:value-type="percentage" office:value="0.192307692307692" calcext:value-type="percentage">
            <text:p>19%</text:p>
          </table:table-cell>
          <table:table-cell table:style-name="ce8" table:formula="of:=100%*([.K23]/[.C22])" office:value-type="percentage" office:value="0.277309448542325" calcext:value-type="percentage">
            <text:p>28%</text:p>
          </table:table-cell>
          <table:table-cell table:style-name="ce8" table:formula="of:=100%*([.L23]/[.C22])" office:value-type="percentage" office:value="0.339216719353706" calcext:value-type="percentage">
            <text:p>34%</text:p>
          </table:table-cell>
          <table:table-cell table:style-name="ce8" table:formula="of:=100%*([.M23]/[.C22])" office:value-type="percentage" office:value="0.403846153846154" calcext:value-type="percentage">
            <text:p>40%</text:p>
          </table:table-cell>
          <table:table-cell table:style-name="ce8" table:formula="of:=100%*([.N23]/[.C22])" office:value-type="percentage" office:value="0.456357569371268" calcext:value-type="percentage">
            <text:p>46%</text:p>
          </table:table-cell>
          <table:table-cell table:style-name="ce8" table:formula="of:=100%*([.O23]/[.C22])" office:value-type="percentage" office:value="0.551428404168131" calcext:value-type="percentage">
            <text:p>55%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t2.small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16" office:value-type="float" office:value="0.026" calcext:value-type="float">
            <text:p>0.0260</text:p>
          </table:table-cell>
          <table:table-cell table:style-name="ce16" office:value-type="float" office:value="0.018" calcext:value-type="float">
            <text:p>0.0180</text:p>
          </table:table-cell>
          <table:table-cell table:style-name="ce16" office:value-type="float" office:value="0.009" calcext:value-type="float">
            <text:p>0.009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13" calcext:value-type="float">
            <text:p>0.0130</text:p>
          </table:table-cell>
          <table:table-cell table:style-name="ce16" office:value-type="float" office:value="0.006" calcext:value-type="float">
            <text:p>0.006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21" calcext:value-type="float">
            <text:p>0.0210</text:p>
          </table:table-cell>
          <table:table-cell table:style-name="ce16" office:value-type="float" office:value="0.01" calcext:value-type="float">
            <text:p>0.010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15" calcext:value-type="float">
            <text:p>0.0150</text:p>
          </table:table-cell>
          <table:table-cell table:style-name="ce16" office:value-type="float" office:value="0.007" calcext:value-type="float">
            <text:p>0.007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7" calcext:value-type="float">
            <text:p>77.00</text:p>
          </table:table-cell>
          <table:table-cell office:value-type="float" office:value="151" calcext:value-type="float">
            <text:p>151.00</text:p>
          </table:table-cell>
          <table:table-cell office:value-type="float" office:value="0" calcext:value-type="float">
            <text:p>0.00</text:p>
          </table:table-cell>
          <table:table-cell office:value-type="float" office:value="168" calcext:value-type="float">
            <text:p>168.00</text:p>
          </table:table-cell>
          <table:table-cell office:value-type="float" office:value="307" calcext:value-type="float">
            <text:p>307.00</text:p>
          </table:table-cell>
          <table:table-cell office:value-type="float" office:value="0" calcext:value-type="float">
            <text:p>0.00</text:p>
          </table:table-cell>
          <table:table-cell office:value-type="float" office:value="88" calcext:value-type="float">
            <text:p>88.00</text:p>
          </table:table-cell>
          <table:table-cell office:value-type="float" office:value="173" calcext:value-type="float">
            <text:p>173.00</text:p>
          </table:table-cell>
          <table:table-cell office:value-type="float" office:value="0" calcext:value-type="float">
            <text:p>0.00</text:p>
          </table:table-cell>
          <table:table-cell office:value-type="float" office:value="188" calcext:value-type="float">
            <text:p>188.00</text:p>
          </table:table-cell>
          <table:table-cell office:value-type="float" office:value="368" calcext:value-type="float">
            <text:p>368.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27]*8760+[.C28]" office:value-type="float" office:value="227.76" calcext:value-type="float">
            <text:p>227.76</text:p>
          </table:table-cell>
          <table:table-cell table:formula="of:=[.D27]*8760+[.D28]" office:value-type="float" office:value="157.68" calcext:value-type="float">
            <text:p>157.68</text:p>
          </table:table-cell>
          <table:table-cell table:formula="of:=[.E27]*8760+[.E28]" office:value-type="float" office:value="155.84" calcext:value-type="float">
            <text:p>155.84</text:p>
          </table:table-cell>
          <table:table-cell table:formula="of:=[.F27]*8760+[.F28]" office:value-type="float" office:value="151" calcext:value-type="float">
            <text:p>151.00</text:p>
          </table:table-cell>
          <table:table-cell table:formula="of:=[.G27]*8760+[.G28]" office:value-type="float" office:value="113.88" calcext:value-type="float">
            <text:p>113.88</text:p>
          </table:table-cell>
          <table:table-cell table:formula="of:=[.H27]*8760+[.H28]/3" office:value-type="float" office:value="108.56" calcext:value-type="float">
            <text:p>108.56</text:p>
          </table:table-cell>
          <table:table-cell table:formula="of:=[.I27]*8760+[.I28]/3" office:value-type="float" office:value="102.333333333333" calcext:value-type="float">
            <text:p>102.33</text:p>
          </table:table-cell>
          <table:table-cell table:formula="of:=[.J27]*8760+[.J28]" office:value-type="float" office:value="183.96" calcext:value-type="float">
            <text:p>183.96</text:p>
          </table:table-cell>
          <table:table-cell table:formula="of:=[.K27]*8760+[.K28]" office:value-type="float" office:value="175.6" calcext:value-type="float">
            <text:p>175.60</text:p>
          </table:table-cell>
          <table:table-cell table:formula="of:=[.L27]*8760+[.L28]" office:value-type="float" office:value="173" calcext:value-type="float">
            <text:p>173.00</text:p>
          </table:table-cell>
          <table:table-cell table:formula="of:=[.M27]*8760+[.M28]/3" office:value-type="float" office:value="131.4" calcext:value-type="float">
            <text:p>131.40</text:p>
          </table:table-cell>
          <table:table-cell table:formula="of:=[.N27]*8760+[.N28]/3" office:value-type="float" office:value="123.986666666667" calcext:value-type="float">
            <text:p>123.99</text:p>
          </table:table-cell>
          <table:table-cell table:formula="of:=[.O27]*8760+[.O28]/3" office:value-type="float" office:value="122.666666666667" calcext:value-type="float">
            <text:p>122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29]-[.D29]" office:value-type="float" office:value="70.08" calcext:value-type="float">
            <text:p>70.08</text:p>
          </table:table-cell>
          <table:table-cell table:formula="of:=[.C29]-[.E29]" office:value-type="float" office:value="71.92" calcext:value-type="float">
            <text:p>71.92</text:p>
          </table:table-cell>
          <table:table-cell table:formula="of:=[.C29]-[.F29]" office:value-type="float" office:value="76.76" calcext:value-type="float">
            <text:p>76.76</text:p>
          </table:table-cell>
          <table:table-cell table:formula="of:=[.C29]-[.G29]" office:value-type="float" office:value="113.88" calcext:value-type="float">
            <text:p>113.88</text:p>
          </table:table-cell>
          <table:table-cell table:formula="of:=[.C29]-[.H29]" office:value-type="float" office:value="119.2" calcext:value-type="float">
            <text:p>119.20</text:p>
          </table:table-cell>
          <table:table-cell table:formula="of:=[.C29]-[.I29]" office:value-type="float" office:value="125.426666666667" calcext:value-type="float">
            <text:p>125.43</text:p>
          </table:table-cell>
          <table:table-cell table:formula="of:=[.C29]-[.J29]" office:value-type="float" office:value="43.8" calcext:value-type="float">
            <text:p>43.80</text:p>
          </table:table-cell>
          <table:table-cell table:formula="of:=[.C29]-[.K29]" office:value-type="float" office:value="52.16" calcext:value-type="float">
            <text:p>52.16</text:p>
          </table:table-cell>
          <table:table-cell table:formula="of:=[.C29]-[.L29]" office:value-type="float" office:value="54.76" calcext:value-type="float">
            <text:p>54.76</text:p>
          </table:table-cell>
          <table:table-cell table:formula="of:=[.C29]-[.M29]" office:value-type="float" office:value="96.36" calcext:value-type="float">
            <text:p>96.36</text:p>
          </table:table-cell>
          <table:table-cell table:formula="of:=[.C29]-[.N29]" office:value-type="float" office:value="103.773333333333" calcext:value-type="float">
            <text:p>103.77</text:p>
          </table:table-cell>
          <table:table-cell table:formula="of:=[.C29]-[.O29]" office:value-type="float" office:value="105.093333333333" calcext:value-type="float">
            <text:p>105.0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30]/[.C29])" office:value-type="percentage" office:value="0.307692307692308" calcext:value-type="percentage">
            <text:p>31%</text:p>
          </table:table-cell>
          <table:table-cell table:style-name="ce8" table:formula="of:=100%*([.E30]/[.C29])" office:value-type="percentage" office:value="0.315770987003864" calcext:value-type="percentage">
            <text:p>32%</text:p>
          </table:table-cell>
          <table:table-cell table:style-name="ce8" table:formula="of:=100%*([.F30]/[.C29])" office:value-type="percentage" office:value="0.337021426062522" calcext:value-type="percentage">
            <text:p>34%</text:p>
          </table:table-cell>
          <table:table-cell table:style-name="ce8" table:formula="of:=100%*([.G30]/[.C29])" office:value-type="percentage" office:value="0.5" calcext:value-type="percentage">
            <text:p>50%</text:p>
          </table:table-cell>
          <table:table-cell table:style-name="ce8" table:formula="of:=100%*([.H30]/[.C29])" office:value-type="percentage" office:value="0.523357920618195" calcext:value-type="percentage">
            <text:p>52%</text:p>
          </table:table-cell>
          <table:table-cell table:style-name="ce8" table:formula="of:=100%*([.I30]/[.C29])" office:value-type="percentage" office:value="0.550696639737736" calcext:value-type="percentage">
            <text:p>55%</text:p>
          </table:table-cell>
          <table:table-cell table:style-name="ce8" table:formula="of:=100%*([.J30]/[.C29])" office:value-type="percentage" office:value="0.192307692307692" calcext:value-type="percentage">
            <text:p>19%</text:p>
          </table:table-cell>
          <table:table-cell table:style-name="ce8" table:formula="of:=100%*([.K30]/[.C29])" office:value-type="percentage" office:value="0.229012996136284" calcext:value-type="percentage">
            <text:p>23%</text:p>
          </table:table-cell>
          <table:table-cell table:style-name="ce8" table:formula="of:=100%*([.L30]/[.C29])" office:value-type="percentage" office:value="0.240428521250439" calcext:value-type="percentage">
            <text:p>24%</text:p>
          </table:table-cell>
          <table:table-cell table:style-name="ce8" table:formula="of:=100%*([.M30]/[.C29])" office:value-type="percentage" office:value="0.423076923076923" calcext:value-type="percentage">
            <text:p>42%</text:p>
          </table:table-cell>
          <table:table-cell table:style-name="ce8" table:formula="of:=100%*([.N30]/[.C29])" office:value-type="percentage" office:value="0.455625804940873" calcext:value-type="percentage">
            <text:p>46%</text:p>
          </table:table-cell>
          <table:table-cell table:style-name="ce8" table:formula="of:=100%*([.O30]/[.C29])" office:value-type="percentage" office:value="0.461421379229598" calcext:value-type="percentage">
            <text:p>46%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t2.micro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16" office:value-type="float" office:value="0.0132" calcext:value-type="float">
            <text:p>0.0132</text:p>
          </table:table-cell>
          <table:table-cell table:style-name="ce16" office:value-type="float" office:value="0.009" calcext:value-type="float">
            <text:p>0.0090</text:p>
          </table:table-cell>
          <table:table-cell table:style-name="ce16" office:value-type="float" office:value="0.004" calcext:value-type="float">
            <text:p>0.004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07" calcext:value-type="float">
            <text:p>0.0070</text:p>
          </table:table-cell>
          <table:table-cell table:style-name="ce16" office:value-type="float" office:value="0.003" calcext:value-type="float">
            <text:p>0.003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11" calcext:value-type="float">
            <text:p>0.0110</text:p>
          </table:table-cell>
          <table:table-cell table:style-name="ce16" office:value-type="float" office:value="0.005" calcext:value-type="float">
            <text:p>0.005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office:value-type="float" office:value="0.008" calcext:value-type="float">
            <text:p>0.0080</text:p>
          </table:table-cell>
          <table:table-cell table:style-name="ce16" office:value-type="float" office:value="0.004" calcext:value-type="float">
            <text:p>0.004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9" calcext:value-type="float">
            <text:p>39.00</text:p>
          </table:table-cell>
          <table:table-cell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153" calcext:value-type="float">
            <text:p>153.00</text:p>
          </table:table-cell>
          <table:table-cell office:value-type="float" office:value="0" calcext:value-type="float">
            <text:p>0.00</text:p>
          </table:table-cell>
          <table:table-cell office:value-type="float" office:value="44" calcext:value-type="float">
            <text:p>44.00</text:p>
          </table:table-cell>
          <table:table-cell office:value-type="float" office:value="87" calcext:value-type="float">
            <text:p>87.00</text:p>
          </table:table-cell>
          <table:table-cell office:value-type="float" office:value="0" calcext:value-type="float">
            <text:p>0.00</text:p>
          </table:table-cell>
          <table:table-cell office:value-type="float" office:value="94" calcext:value-type="float">
            <text:p>94.00</text:p>
          </table:table-cell>
          <table:table-cell office:value-type="float" office:value="184" calcext:value-type="float">
            <text:p>184.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34]*8760+[.C35]" office:value-type="float" office:value="115.632" calcext:value-type="float">
            <text:p>115.63</text:p>
          </table:table-cell>
          <table:table-cell table:formula="of:=[.D34]*8760+[.D35]" office:value-type="float" office:value="78.84" calcext:value-type="float">
            <text:p>78.84</text:p>
          </table:table-cell>
          <table:table-cell table:formula="of:=[.E34]*8760+[.E35]" office:value-type="float" office:value="74.04" calcext:value-type="float">
            <text:p>74.04</text:p>
          </table:table-cell>
          <table:table-cell table:formula="of:=[.F34]*8760+[.F35]" office:value-type="float" office:value="75" calcext:value-type="float">
            <text:p>75.00</text:p>
          </table:table-cell>
          <table:table-cell table:formula="of:=[.G34]*8760+[.G35]" office:value-type="float" office:value="61.32" calcext:value-type="float">
            <text:p>61.32</text:p>
          </table:table-cell>
          <table:table-cell table:formula="of:=[.H34]*8760+[.H35]/3" office:value-type="float" office:value="53.9466666666667" calcext:value-type="float">
            <text:p>53.95</text:p>
          </table:table-cell>
          <table:table-cell table:formula="of:=[.I34]*8760+[.I35]/3" office:value-type="float" office:value="51" calcext:value-type="float">
            <text:p>51.00</text:p>
          </table:table-cell>
          <table:table-cell table:formula="of:=[.J34]*8760+[.J35]" office:value-type="float" office:value="96.36" calcext:value-type="float">
            <text:p>96.36</text:p>
          </table:table-cell>
          <table:table-cell table:formula="of:=[.K34]*8760+[.K35]" office:value-type="float" office:value="87.8" calcext:value-type="float">
            <text:p>87.80</text:p>
          </table:table-cell>
          <table:table-cell table:formula="of:=[.L34]*8760+[.L35]" office:value-type="float" office:value="87" calcext:value-type="float">
            <text:p>87.00</text:p>
          </table:table-cell>
          <table:table-cell table:formula="of:=[.M34]*8760+[.M35]/3" office:value-type="float" office:value="70.08" calcext:value-type="float">
            <text:p>70.08</text:p>
          </table:table-cell>
          <table:table-cell table:formula="of:=[.N34]*8760+[.N35]/3" office:value-type="float" office:value="66.3733333333333" calcext:value-type="float">
            <text:p>66.37</text:p>
          </table:table-cell>
          <table:table-cell table:formula="of:=[.O34]*8760+[.O35]/3" office:value-type="float" office:value="61.3333333333333" calcext:value-type="float">
            <text:p>61.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36]-[.D36]" office:value-type="float" office:value="36.792" calcext:value-type="float">
            <text:p>36.79</text:p>
          </table:table-cell>
          <table:table-cell table:formula="of:=[.C36]-[.E36]" office:value-type="float" office:value="41.592" calcext:value-type="float">
            <text:p>41.59</text:p>
          </table:table-cell>
          <table:table-cell table:formula="of:=[.C36]-[.F36]" office:value-type="float" office:value="40.632" calcext:value-type="float">
            <text:p>40.63</text:p>
          </table:table-cell>
          <table:table-cell table:formula="of:=[.C36]-[.G36]" office:value-type="float" office:value="54.312" calcext:value-type="float">
            <text:p>54.31</text:p>
          </table:table-cell>
          <table:table-cell table:formula="of:=[.C36]-[.H36]" office:value-type="float" office:value="61.6853333333333" calcext:value-type="float">
            <text:p>61.69</text:p>
          </table:table-cell>
          <table:table-cell table:formula="of:=[.C36]-[.I36]" office:value-type="float" office:value="64.632" calcext:value-type="float">
            <text:p>64.63</text:p>
          </table:table-cell>
          <table:table-cell table:formula="of:=[.C36]-[.J36]" office:value-type="float" office:value="19.272" calcext:value-type="float">
            <text:p>19.27</text:p>
          </table:table-cell>
          <table:table-cell table:formula="of:=[.C36]-[.K36]" office:value-type="float" office:value="27.832" calcext:value-type="float">
            <text:p>27.83</text:p>
          </table:table-cell>
          <table:table-cell table:formula="of:=[.C36]-[.L36]" office:value-type="float" office:value="28.632" calcext:value-type="float">
            <text:p>28.63</text:p>
          </table:table-cell>
          <table:table-cell table:formula="of:=[.C36]-[.M36]" office:value-type="float" office:value="45.552" calcext:value-type="float">
            <text:p>45.55</text:p>
          </table:table-cell>
          <table:table-cell table:formula="of:=[.C36]-[.N36]" office:value-type="float" office:value="49.2586666666667" calcext:value-type="float">
            <text:p>49.26</text:p>
          </table:table-cell>
          <table:table-cell table:formula="of:=[.C36]-[.O36]" office:value-type="float" office:value="54.2986666666667" calcext:value-type="float">
            <text:p>54.3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37]/[.C36])" office:value-type="percentage" office:value="0.318181818181818" calcext:value-type="percentage">
            <text:p>32%</text:p>
          </table:table-cell>
          <table:table-cell table:style-name="ce8" table:formula="of:=100%*([.E37]/[.C36])" office:value-type="percentage" office:value="0.359692818596928" calcext:value-type="percentage">
            <text:p>36%</text:p>
          </table:table-cell>
          <table:table-cell table:style-name="ce8" table:formula="of:=100%*([.F37]/[.C36])" office:value-type="percentage" office:value="0.351390618513906" calcext:value-type="percentage">
            <text:p>35%</text:p>
          </table:table-cell>
          <table:table-cell table:style-name="ce8" table:formula="of:=100%*([.G37]/[.C36])" office:value-type="percentage" office:value="0.46969696969697" calcext:value-type="percentage">
            <text:p>47%</text:p>
          </table:table-cell>
          <table:table-cell table:style-name="ce8" table:formula="of:=100%*([.H37]/[.C36])" office:value-type="percentage" office:value="0.533462478667958" calcext:value-type="percentage">
            <text:p>53%</text:p>
          </table:table-cell>
          <table:table-cell table:style-name="ce8" table:formula="of:=100%*([.I37]/[.C36])" office:value-type="percentage" office:value="0.558945620589456" calcext:value-type="percentage">
            <text:p>56%</text:p>
          </table:table-cell>
          <table:table-cell table:style-name="ce8" table:formula="of:=100%*([.J37]/[.C36])" office:value-type="percentage" office:value="0.166666666666667" calcext:value-type="percentage">
            <text:p>17%</text:p>
          </table:table-cell>
          <table:table-cell table:style-name="ce8" table:formula="of:=100%*([.K37]/[.C36])" office:value-type="percentage" office:value="0.240694617406946" calcext:value-type="percentage">
            <text:p>24%</text:p>
          </table:table-cell>
          <table:table-cell table:style-name="ce8" table:formula="of:=100%*([.L37]/[.C36])" office:value-type="percentage" office:value="0.247613117476131" calcext:value-type="percentage">
            <text:p>25%</text:p>
          </table:table-cell>
          <table:table-cell table:style-name="ce8" table:formula="of:=100%*([.M37]/[.C36])" office:value-type="percentage" office:value="0.393939393939394" calcext:value-type="percentage">
            <text:p>39%</text:p>
          </table:table-cell>
          <table:table-cell table:style-name="ce8" table:formula="of:=100%*([.N37]/[.C36])" office:value-type="percentage" office:value="0.425995110926618" calcext:value-type="percentage">
            <text:p>43%</text:p>
          </table:table-cell>
          <table:table-cell table:style-name="ce8" table:formula="of:=100%*([.O37]/[.C36])" office:value-type="percentage" office:value="0.469581661362483" calcext:value-type="percentage">
            <text:p>47%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 table:number-columns-repeated="12"/>
          <table:table-cell table:number-columns-repeated="997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RDS</text:p>
          </table:table-cell>
          <table:table-cell table:number-columns-repeated="2"/>
          <table:table-cell table:style-name="ce8" table:number-columns-repeated="12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8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db.t3.large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table:number-columns-repeated="6"/>
          <table:table-cell table:style-name="ce2" table:number-columns-repeated="997"/>
        </table:table-row>
        <table:table-row table:style-name="ro1">
          <table:table-cell office:value-type="string" calcext:value-type="string">
            <text:p>Aurora MySQL</text:p>
          </table:table-cell>
          <table:table-cell office:value-type="string" calcext:value-type="string">
            <text:p>hourly rate</text:p>
          </table:table-cell>
          <table:table-cell table:style-name="ce16" office:value-type="float" office:value="0.186" calcext:value-type="float">
            <text:p>0.1860</text:p>
          </table:table-cell>
          <table:table-cell table:style-name="ce16" office:value-type="float" office:value="0.146" calcext:value-type="float">
            <text:p>0.1460</text:p>
          </table:table-cell>
          <table:table-cell table:style-name="ce16" office:value-type="float" office:value="0.062" calcext:value-type="float">
            <text:p>0.0620</text:p>
          </table:table-cell>
          <table:table-cell table:style-name="ce16" office:value-type="float" office:value="0" calcext:value-type="float">
            <text:p>0.0000</text:p>
          </table:table-cell>
          <table:table-cell table:style-name="ce19" office:value-type="string" calcext:value-type="string">
            <text:p>-</text:p>
          </table:table-cell>
          <table:table-cell table:style-name="ce16" office:value-type="float" office:value="0.044" calcext:value-type="float">
            <text:p>0.044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table:number-columns-repeated="6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44" calcext:value-type="float">
            <text:p>544.00</text:p>
          </table:table-cell>
          <table:table-cell office:value-type="float" office:value="1069" calcext:value-type="float">
            <text:p>1,069.00</text:p>
          </table:table-cell>
          <table:table-cell table:style-name="ce12" office:value-type="string" calcext:value-type="string">
            <text:p>-</text:p>
          </table:table-cell>
          <table:table-cell office:value-type="float" office:value="1146" calcext:value-type="float">
            <text:p>1,146.00</text:p>
          </table:table-cell>
          <table:table-cell office:value-type="float" office:value="2157" calcext:value-type="float">
            <text:p>2,157.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44]*8760+[.C45]" office:value-type="float" office:value="1629.36" calcext:value-type="float">
            <text:p>1,629.36</text:p>
          </table:table-cell>
          <table:table-cell table:formula="of:=[.D44]*8760+[.D45]" office:value-type="float" office:value="1278.96" calcext:value-type="float">
            <text:p>1,278.96</text:p>
          </table:table-cell>
          <table:table-cell table:formula="of:=[.E44]*8760+[.E45]" office:value-type="float" office:value="1087.12" calcext:value-type="float">
            <text:p>1,087.12</text:p>
          </table:table-cell>
          <table:table-cell table:formula="of:=[.F44]*8760+[.F45]" office:value-type="float" office:value="1069" calcext:value-type="float">
            <text:p>1,069.00</text:p>
          </table:table-cell>
          <table:table-cell table:style-name="ce12" office:value-type="string" calcext:value-type="string">
            <text:p>-</text:p>
          </table:table-cell>
          <table:table-cell table:formula="of:=[.H44]*8760+[.H45]/3" office:value-type="float" office:value="767.44" calcext:value-type="float">
            <text:p>767.44</text:p>
          </table:table-cell>
          <table:table-cell table:formula="of:=[.I44]*8760+[.I45]/3" office:value-type="float" office:value="719" calcext:value-type="float">
            <text:p>719.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46]-[.D46]" office:value-type="float" office:value="350.4" calcext:value-type="float">
            <text:p>350.40</text:p>
          </table:table-cell>
          <table:table-cell table:formula="of:=[.C46]-[.E46]" office:value-type="float" office:value="542.24" calcext:value-type="float">
            <text:p>542.24</text:p>
          </table:table-cell>
          <table:table-cell table:formula="of:=[.C46]-[.F46]" office:value-type="float" office:value="560.36" calcext:value-type="float">
            <text:p>560.36</text:p>
          </table:table-cell>
          <table:table-cell table:style-name="ce12" office:value-type="string" calcext:value-type="string">
            <text:p>-</text:p>
          </table:table-cell>
          <table:table-cell table:formula="of:=[.C46]-[.H46]" office:value-type="float" office:value="861.92" calcext:value-type="float">
            <text:p>861.92</text:p>
          </table:table-cell>
          <table:table-cell table:formula="of:=[.C46]-[.I46]" office:value-type="float" office:value="910.36" calcext:value-type="float">
            <text:p>910.3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47]/[.C46])" office:value-type="percentage" office:value="0.21505376344086" calcext:value-type="percentage">
            <text:p>22%</text:p>
          </table:table-cell>
          <table:table-cell table:style-name="ce8" table:formula="of:=100%*([.E47]/[.C46])" office:value-type="percentage" office:value="0.332793243973094" calcext:value-type="percentage">
            <text:p>33%</text:p>
          </table:table-cell>
          <table:table-cell table:style-name="ce8" table:formula="of:=100%*([.F47]/[.C46])" office:value-type="percentage" office:value="0.343914174890755" calcext:value-type="percentage">
            <text:p>34%</text:p>
          </table:table-cell>
          <table:table-cell table:style-name="ce21" office:value-type="string" calcext:value-type="string">
            <text:p>-</text:p>
          </table:table-cell>
          <table:table-cell table:style-name="ce8" table:formula="of:=100%*([.H47]/[.C46])" office:value-type="percentage" office:value="0.528992978838317" calcext:value-type="percentage">
            <text:p>53%</text:p>
          </table:table-cell>
          <table:table-cell table:style-name="ce8" table:formula="of:=100%*([.I47]/[.C46])" office:value-type="percentage" office:value="0.55872244316787" calcext:value-type="percentage">
            <text:p>56%</text:p>
          </table:table-cell>
          <table:table-cell table:style-name="ce8" table:number-columns-repeated="6"/>
          <table:table-cell table:number-columns-repeated="997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db.t3.medium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table:number-columns-repeated="6"/>
          <table:table-cell table:style-name="ce2" table:number-columns-repeated="997"/>
        </table:table-row>
        <table:table-row table:style-name="ro1">
          <table:table-cell office:value-type="string" calcext:value-type="string">
            <text:p>Aurora MySQL</text:p>
          </table:table-cell>
          <table:table-cell office:value-type="string" calcext:value-type="string">
            <text:p>hourly rate</text:p>
          </table:table-cell>
          <table:table-cell table:style-name="ce16" office:value-type="float" office:value="0.093" calcext:value-type="float">
            <text:p>0.0930</text:p>
          </table:table-cell>
          <table:table-cell table:style-name="ce16" office:value-type="float" office:value="0.07" calcext:value-type="float">
            <text:p>0.0700</text:p>
          </table:table-cell>
          <table:table-cell table:style-name="ce16" office:value-type="float" office:value="0.031" calcext:value-type="float">
            <text:p>0.0310</text:p>
          </table:table-cell>
          <table:table-cell table:style-name="ce16" office:value-type="float" office:value="0" calcext:value-type="float">
            <text:p>0.0000</text:p>
          </table:table-cell>
          <table:table-cell table:style-name="ce19" office:value-type="string" calcext:value-type="string">
            <text:p>-</text:p>
          </table:table-cell>
          <table:table-cell table:style-name="ce16" office:value-type="float" office:value="0.022" calcext:value-type="float">
            <text:p>0.022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table:number-columns-repeated="6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72" calcext:value-type="float">
            <text:p>272.00</text:p>
          </table:table-cell>
          <table:table-cell office:value-type="float" office:value="520" calcext:value-type="float">
            <text:p>520.00</text:p>
          </table:table-cell>
          <table:table-cell table:style-name="ce12" office:value-type="string" calcext:value-type="string">
            <text:p>-</text:p>
          </table:table-cell>
          <table:table-cell office:value-type="float" office:value="573" calcext:value-type="float">
            <text:p>573.00</text:p>
          </table:table-cell>
          <table:table-cell office:value-type="float" office:value="1081" calcext:value-type="float">
            <text:p>1,081.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51]*8760+[.C52]" office:value-type="float" office:value="814.68" calcext:value-type="float">
            <text:p>814.68</text:p>
          </table:table-cell>
          <table:table-cell table:formula="of:=[.D51]*8760+[.D52]" office:value-type="float" office:value="613.2" calcext:value-type="float">
            <text:p>613.20</text:p>
          </table:table-cell>
          <table:table-cell table:formula="of:=[.E51]*8760+[.E52]" office:value-type="float" office:value="543.56" calcext:value-type="float">
            <text:p>543.56</text:p>
          </table:table-cell>
          <table:table-cell table:formula="of:=[.F51]*8760+[.F52]" office:value-type="float" office:value="520" calcext:value-type="float">
            <text:p>520.00</text:p>
          </table:table-cell>
          <table:table-cell table:style-name="ce12" office:value-type="string" calcext:value-type="string">
            <text:p>-</text:p>
          </table:table-cell>
          <table:table-cell table:formula="of:=[.H51]*8760+[.H52]/3" office:value-type="float" office:value="383.72" calcext:value-type="float">
            <text:p>383.72</text:p>
          </table:table-cell>
          <table:table-cell table:formula="of:=[.I51]*8760+[.I52]/3" office:value-type="float" office:value="360.333333333333" calcext:value-type="float">
            <text:p>360.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53]-[.D53]" office:value-type="float" office:value="201.48" calcext:value-type="float">
            <text:p>201.48</text:p>
          </table:table-cell>
          <table:table-cell table:formula="of:=[.C53]-[.E53]" office:value-type="float" office:value="271.12" calcext:value-type="float">
            <text:p>271.12</text:p>
          </table:table-cell>
          <table:table-cell table:formula="of:=[.C53]-[.F53]" office:value-type="float" office:value="294.68" calcext:value-type="float">
            <text:p>294.68</text:p>
          </table:table-cell>
          <table:table-cell table:style-name="ce12" office:value-type="string" calcext:value-type="string">
            <text:p>-</text:p>
          </table:table-cell>
          <table:table-cell table:formula="of:=[.C53]-[.H53]" office:value-type="float" office:value="430.96" calcext:value-type="float">
            <text:p>430.96</text:p>
          </table:table-cell>
          <table:table-cell table:formula="of:=[.C53]-[.I53]" office:value-type="float" office:value="454.346666666667" calcext:value-type="float">
            <text:p>454.3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54]/[.C53])" office:value-type="percentage" office:value="0.247311827956989" calcext:value-type="percentage">
            <text:p>25%</text:p>
          </table:table-cell>
          <table:table-cell table:style-name="ce8" table:formula="of:=100%*([.E54]/[.C53])" office:value-type="percentage" office:value="0.332793243973094" calcext:value-type="percentage">
            <text:p>33%</text:p>
          </table:table-cell>
          <table:table-cell table:style-name="ce8" table:formula="of:=100%*([.F54]/[.C53])" office:value-type="percentage" office:value="0.361712574262287" calcext:value-type="percentage">
            <text:p>36%</text:p>
          </table:table-cell>
          <table:table-cell table:style-name="ce21" office:value-type="string" calcext:value-type="string">
            <text:p>-</text:p>
          </table:table-cell>
          <table:table-cell table:style-name="ce8" table:formula="of:=100%*([.H54]/[.C53])" office:value-type="percentage" office:value="0.528992978838317" calcext:value-type="percentage">
            <text:p>53%</text:p>
          </table:table-cell>
          <table:table-cell table:style-name="ce8" table:formula="of:=100%*([.I54]/[.C53])" office:value-type="percentage" office:value="0.557699546652264" calcext:value-type="percentage">
            <text:p>56%</text:p>
          </table:table-cell>
          <table:table-cell table:style-name="ce8" table:number-columns-repeated="6"/>
          <table:table-cell table:number-columns-repeated="99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3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db.t3.small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table:number-columns-repeated="6"/>
          <table:table-cell table:style-name="ce2" table:number-columns-repeated="997"/>
        </table:table-row>
        <table:table-row table:style-name="ro1">
          <table:table-cell office:value-type="string" calcext:value-type="string">
            <text:p>Aurora MySQL</text:p>
          </table:table-cell>
          <table:table-cell office:value-type="string" calcext:value-type="string">
            <text:p>hourly rate</text:p>
          </table:table-cell>
          <table:table-cell table:style-name="ce16" office:value-type="float" office:value="0.047" calcext:value-type="float">
            <text:p>0.0470</text:p>
          </table:table-cell>
          <table:table-cell table:style-name="ce16" office:value-type="float" office:value="0.037" calcext:value-type="float">
            <text:p>0.0370</text:p>
          </table:table-cell>
          <table:table-cell table:style-name="ce16" office:value-type="float" office:value="0.016" calcext:value-type="float">
            <text:p>0.0160</text:p>
          </table:table-cell>
          <table:table-cell table:style-name="ce16" office:value-type="float" office:value="0" calcext:value-type="float">
            <text:p>0.0000</text:p>
          </table:table-cell>
          <table:table-cell table:style-name="ce19" office:value-type="string" calcext:value-type="string">
            <text:p>-</text:p>
          </table:table-cell>
          <table:table-cell table:style-name="ce16" office:value-type="float" office:value="0.011" calcext:value-type="float">
            <text:p>0.011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table:number-columns-repeated="6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6" calcext:value-type="float">
            <text:p>136.00</text:p>
          </table:table-cell>
          <table:table-cell office:value-type="float" office:value="270" calcext:value-type="float">
            <text:p>270.00</text:p>
          </table:table-cell>
          <table:table-cell table:style-name="ce12" office:value-type="string" calcext:value-type="string">
            <text:p>-</text:p>
          </table:table-cell>
          <table:table-cell office:value-type="float" office:value="286" calcext:value-type="float">
            <text:p>286.00</text:p>
          </table:table-cell>
          <table:table-cell office:value-type="float" office:value="545" calcext:value-type="float">
            <text:p>545.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58]*8760+[.C59]" office:value-type="float" office:value="411.72" calcext:value-type="float">
            <text:p>411.72</text:p>
          </table:table-cell>
          <table:table-cell table:formula="of:=[.D58]*8760+[.D59]" office:value-type="float" office:value="324.12" calcext:value-type="float">
            <text:p>324.12</text:p>
          </table:table-cell>
          <table:table-cell table:formula="of:=[.E58]*8760+[.E59]" office:value-type="float" office:value="276.16" calcext:value-type="float">
            <text:p>276.16</text:p>
          </table:table-cell>
          <table:table-cell table:formula="of:=[.F58]*8760+[.F59]" office:value-type="float" office:value="270" calcext:value-type="float">
            <text:p>270.00</text:p>
          </table:table-cell>
          <table:table-cell table:style-name="ce12" office:value-type="string" calcext:value-type="string">
            <text:p>-</text:p>
          </table:table-cell>
          <table:table-cell table:formula="of:=[.H58]*8760+[.H59]/3" office:value-type="float" office:value="191.693333333333" calcext:value-type="float">
            <text:p>191.69</text:p>
          </table:table-cell>
          <table:table-cell table:formula="of:=[.I58]*8760+[.I59]/3" office:value-type="float" office:value="181.666666666667" calcext:value-type="float">
            <text:p>181.6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60]-[.D60]" office:value-type="float" office:value="87.6" calcext:value-type="float">
            <text:p>87.60</text:p>
          </table:table-cell>
          <table:table-cell table:formula="of:=[.C60]-[.E60]" office:value-type="float" office:value="135.56" calcext:value-type="float">
            <text:p>135.56</text:p>
          </table:table-cell>
          <table:table-cell table:formula="of:=[.C60]-[.F60]" office:value-type="float" office:value="141.72" calcext:value-type="float">
            <text:p>141.72</text:p>
          </table:table-cell>
          <table:table-cell table:style-name="ce12" office:value-type="string" calcext:value-type="string">
            <text:p>-</text:p>
          </table:table-cell>
          <table:table-cell table:formula="of:=[.C60]-[.H60]" office:value-type="float" office:value="220.026666666667" calcext:value-type="float">
            <text:p>220.03</text:p>
          </table:table-cell>
          <table:table-cell table:formula="of:=[.C60]-[.I60]" office:value-type="float" office:value="230.053333333333" calcext:value-type="float">
            <text:p>230.0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61]/[.C60])" office:value-type="percentage" office:value="0.212765957446808" calcext:value-type="percentage">
            <text:p>21%</text:p>
          </table:table-cell>
          <table:table-cell table:style-name="ce8" table:formula="of:=100%*([.E61]/[.C60])" office:value-type="percentage" office:value="0.329252890313806" calcext:value-type="percentage">
            <text:p>33%</text:p>
          </table:table-cell>
          <table:table-cell table:style-name="ce8" table:formula="of:=100%*([.F61]/[.C60])" office:value-type="percentage" office:value="0.344214514718741" calcext:value-type="percentage">
            <text:p>34%</text:p>
          </table:table-cell>
          <table:table-cell table:style-name="ce21" office:value-type="string" calcext:value-type="string">
            <text:p>-</text:p>
          </table:table-cell>
          <table:table-cell table:style-name="ce8" table:formula="of:=100%*([.H61]/[.C60])" office:value-type="percentage" office:value="0.534408497684511" calcext:value-type="percentage">
            <text:p>53%</text:p>
          </table:table-cell>
          <table:table-cell table:style-name="ce8" table:formula="of:=100%*([.I61]/[.C60])" office:value-type="percentage" office:value="0.558761617928042" calcext:value-type="percentage">
            <text:p>56%</text:p>
          </table:table-cell>
          <table:table-cell table:style-name="ce8" table:number-columns-repeated="6"/>
          <table:table-cell table:number-columns-repeated="99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db.t3.micro (London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table:number-columns-repeated="6"/>
          <table:table-cell table:style-name="ce2" table:number-columns-repeated="997"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hourly rate</text:p>
          </table:table-cell>
          <table:table-cell table:style-name="ce16" office:value-type="float" office:value="0.019" calcext:value-type="float">
            <text:p>0.0190</text:p>
          </table:table-cell>
          <table:table-cell table:style-name="ce16" office:value-type="float" office:value="0.014" calcext:value-type="float">
            <text:p>0.0140</text:p>
          </table:table-cell>
          <table:table-cell table:style-name="ce16" office:value-type="float" office:value="0.007" calcext:value-type="float">
            <text:p>0.0070</text:p>
          </table:table-cell>
          <table:table-cell table:style-name="ce16" office:value-type="float" office:value="0" calcext:value-type="float">
            <text:p>0.0000</text:p>
          </table:table-cell>
          <table:table-cell table:style-name="ce19" office:value-type="string" calcext:value-type="string">
            <text:p>-</text:p>
          </table:table-cell>
          <table:table-cell table:style-name="ce16" office:value-type="float" office:value="0.005" calcext:value-type="float">
            <text:p>0.005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table:number-columns-repeated="6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upfront</text:p>
          </table:table-cell>
          <table:table-cell table:style-name="ce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8" calcext:value-type="float">
            <text:p>58.00</text:p>
          </table:table-cell>
          <table:table-cell office:value-type="float" office:value="114" calcext:value-type="float">
            <text:p>114.00</text:p>
          </table:table-cell>
          <table:table-cell table:style-name="ce12" office:value-type="string" calcext:value-type="string">
            <text:p>-</text:p>
          </table:table-cell>
          <table:table-cell office:value-type="float" office:value="125" calcext:value-type="float">
            <text:p>125.00</text:p>
          </table:table-cell>
          <table:table-cell office:value-type="float" office:value="245" calcext:value-type="float">
            <text:p>245.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65]*8760+[.C66]" office:value-type="float" office:value="166.44" calcext:value-type="float">
            <text:p>166.44</text:p>
          </table:table-cell>
          <table:table-cell table:formula="of:=[.D65]*8760+[.D66]" office:value-type="float" office:value="122.64" calcext:value-type="float">
            <text:p>122.64</text:p>
          </table:table-cell>
          <table:table-cell table:formula="of:=[.E65]*8760+[.E66]" office:value-type="float" office:value="119.32" calcext:value-type="float">
            <text:p>119.32</text:p>
          </table:table-cell>
          <table:table-cell table:formula="of:=[.F65]*8760+[.F66]" office:value-type="float" office:value="114" calcext:value-type="float">
            <text:p>114.00</text:p>
          </table:table-cell>
          <table:table-cell table:style-name="ce12" office:value-type="string" calcext:value-type="string">
            <text:p>-</text:p>
          </table:table-cell>
          <table:table-cell table:formula="of:=[.H65]*8760+[.H66]/3" office:value-type="float" office:value="85.4666666666667" calcext:value-type="float">
            <text:p>85.47</text:p>
          </table:table-cell>
          <table:table-cell table:formula="of:=[.I65]*8760+[.I66]/3" office:value-type="float" office:value="81.6666666666667" calcext:value-type="float">
            <text:p>81.6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67]-[.D67]" office:value-type="float" office:value="43.8" calcext:value-type="float">
            <text:p>43.80</text:p>
          </table:table-cell>
          <table:table-cell table:formula="of:=[.C67]-[.E67]" office:value-type="float" office:value="47.12" calcext:value-type="float">
            <text:p>47.12</text:p>
          </table:table-cell>
          <table:table-cell table:formula="of:=[.C67]-[.F67]" office:value-type="float" office:value="52.44" calcext:value-type="float">
            <text:p>52.44</text:p>
          </table:table-cell>
          <table:table-cell table:style-name="ce12" office:value-type="string" calcext:value-type="string">
            <text:p>-</text:p>
          </table:table-cell>
          <table:table-cell table:formula="of:=[.C67]-[.H67]" office:value-type="float" office:value="80.9733333333333" calcext:value-type="float">
            <text:p>80.97</text:p>
          </table:table-cell>
          <table:table-cell table:formula="of:=[.C67]-[.I67]" office:value-type="float" office:value="84.7733333333333" calcext:value-type="float">
            <text:p>84.7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*([.D68]/[.C67])" office:value-type="percentage" office:value="0.263157894736842" calcext:value-type="percentage">
            <text:p>26%</text:p>
          </table:table-cell>
          <table:table-cell table:style-name="ce8" table:formula="of:=100%*([.E68]/[.C67])" office:value-type="percentage" office:value="0.28310502283105" calcext:value-type="percentage">
            <text:p>28%</text:p>
          </table:table-cell>
          <table:table-cell table:style-name="ce8" table:formula="of:=100%*([.F68]/[.C67])" office:value-type="percentage" office:value="0.315068493150685" calcext:value-type="percentage">
            <text:p>32%</text:p>
          </table:table-cell>
          <table:table-cell table:style-name="ce21" office:value-type="string" calcext:value-type="string">
            <text:p>-</text:p>
          </table:table-cell>
          <table:table-cell table:style-name="ce8" table:formula="of:=100%*([.H68]/[.C67])" office:value-type="percentage" office:value="0.486501642233437" calcext:value-type="percentage">
            <text:p>49%</text:p>
          </table:table-cell>
          <table:table-cell table:style-name="ce8" table:formula="of:=100%*([.I68]/[.C67])" office:value-type="percentage" office:value="0.509332692461748" calcext:value-type="percentage">
            <text:p>51%</text:p>
          </table:table-cell>
          <table:table-cell table:style-name="ce8" table:number-columns-repeated="6"/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3">
      <number:number number:decimal-places="3" number:min-decimal-places="3" number:min-integer-digits="1"/>
      <number:text>%</number:text>
    </number:percentage-style>
    <number:number-style style:name="N132">
      <number:number number:decimal-places="10" number:min-decimal-places="10" number:min-integer-digits="1" number:grouping="true"/>
    </number:number-style>
    <number:number-style style:name="N131">
      <number:number number:decimal-places="9" number:min-decimal-places="9" number:min-integer-digits="1" number:grouping="true"/>
    </number:number-style>
    <number:number-style style:name="N130">
      <number:number number:decimal-places="8" number:min-decimal-places="8" number:min-integer-digits="1" number:grouping="true"/>
    </number:number-style>
    <number:number-style style:name="N129">
      <number:number number:decimal-places="7" number:min-decimal-places="7" number:min-integer-digits="1" number:grouping="true"/>
    </number:number-style>
    <number:number-style style:name="N128">
      <number:number number:decimal-places="6" number:min-decimal-places="6" number:min-integer-digits="1" number:grouping="true"/>
    </number:number-style>
    <number:number-style style:name="N127">
      <number:number number:decimal-places="5" number:min-decimal-places="5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20:41.463069261</meta:creation-date>
    <dc:date>2023-09-08T15:49:23.569915998</dc:date>
    <meta:editing-duration>PT53M28S</meta:editing-duration>
    <meta:editing-cycles>8</meta:editing-cycles>
    <meta:generator>LibreOffice/7.3.7.2$Linux_X86_64 LibreOffice_project/30$Build-2</meta:generator>
    <meta:document-statistic meta:table-count="1" meta:cell-count="597" meta:object-count="0"/>
  </office:meta>
</office:document-meta>
</file>